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197in" svg:height="4.8941in" svg:x="5.0917in" svg:y="1.0457in">
            <draw:object draw:notify-on-update-of-ranges="Sheet1.B3:Sheet1.B1002 Sheet1.B3:Sheet1.B1002 Sheet1.E1:Sheet1.E1 Sheet1.E3:Sheet1.E1002 Sheet1.F1:Sheet1.F1 Sheet1.F3:Sheet1.F1002 Sheet1.B3:Sheet1.B1002 Sheet1.B3:Sheet1.B1002 Sheet1.D1:Sheet1.D1 Sheet1.D3:Sheet1.D10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Reps</text:p>
          </table:table-cell>
          <table:table-cell/>
          <table:table-cell office:value-type="string">
            <text:p>Latency </text:p>
          </table:table-cell>
          <table:table-cell office:value-type="string">
            <text:p>Avg round trip time</text:p>
          </table:table-cell>
          <table:table-cell office:value-type="string">
            <text:p>Avg one way latenc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.00141">
            <text:p>0.001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0.001051">
            <text:p>0.0010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0.000999">
            <text:p>0.00099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0.000952">
            <text:p>0.00095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0.00105">
            <text:p>0.001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float" office:value="0.000898">
            <text:p>0.0008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office:value-type="float" office:value="0.000992">
            <text:p>0.0009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0.000966">
            <text:p>0.00096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0.001014">
            <text:p>0.0010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  <table:table-cell office:value-type="float" office:value="0.000954">
            <text:p>0.0009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  <table:table-cell office:value-type="float" office:value="0.000974">
            <text:p>0.00097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  <table:table-cell office:value-type="float" office:value="0.000946">
            <text:p>0.00094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.000909">
            <text:p>0.0009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office:value-type="float" office:value="0.000992">
            <text:p>0.0009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  <table:table-cell office:value-type="float" office:value="0.000888">
            <text:p>0.00088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/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office:value-type="float" office:value="0.001042">
            <text:p>0.0010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/>
          <table:table-cell office:value-type="float" office:value="0.000978">
            <text:p>0.00097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  <table:table-cell office:value-type="float" office:value="0.001026">
            <text:p>0.0010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0.000965">
            <text:p>0.00096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float" office:value="0.000877">
            <text:p>0.0008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  <table:table-cell office:value-type="float" office:value="0.000967">
            <text:p>0.00096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office:value-type="float" office:value="0.000869">
            <text:p>0.00086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  <table:table-cell office:value-type="float" office:value="0.000979">
            <text:p>0.00097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  <table:table-cell office:value-type="float" office:value="0.000977">
            <text:p>0.0009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  <table:table-cell office:value-type="float" office:value="0.00091">
            <text:p>0.000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  <table:table-cell office:value-type="float" office:value="0.000962">
            <text:p>0.00096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  <table:table-cell office:value-type="float" office:value="0.000996">
            <text:p>0.0009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  <table:table-cell office:value-type="float" office:value="0.000952">
            <text:p>0.00095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  <table:table-cell office:value-type="float" office:value="0.000879">
            <text:p>0.00087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  <table:table-cell office:value-type="float" office:value="0.000984">
            <text:p>0.00098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0.000905">
            <text:p>0.0009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  <table:table-cell office:value-type="float" office:value="0.000983">
            <text:p>0.00098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office:value-type="float" office:value="0.000905">
            <text:p>0.0009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  <table:table-cell office:value-type="float" office:value="0.00091">
            <text:p>0.000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  <table:table-cell office:value-type="float" office:value="0.000894">
            <text:p>0.0008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  <table:table-cell office:value-type="float" office:value="0.000947">
            <text:p>0.00094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  <table:table-cell office:value-type="float" office:value="0.00091">
            <text:p>0.000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  <table:table-cell office:value-type="float" office:value="0.000886">
            <text:p>0.00088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  <table:table-cell office:value-type="float" office:value="0.001145">
            <text:p>0.0011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  <table:table-cell office:value-type="float" office:value="0.00095">
            <text:p>0.000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  <table:table-cell office:value-type="float" office:value="0.000902">
            <text:p>0.00090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  <table:table-cell office:value-type="float" office:value="0.001065">
            <text:p>0.00106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  <table:table-cell office:value-type="float" office:value="0.000905">
            <text:p>0.0009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  <table:table-cell office:value-type="float" office:value="0.000993">
            <text:p>0.0009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  <table:table-cell office:value-type="float" office:value="0.001049">
            <text:p>0.0010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office:value-type="float" office:value="0.000889">
            <text:p>0.00088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  <table:table-cell office:value-type="float" office:value="0.000901">
            <text:p>0.0009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/>
          <table:table-cell office:value-type="float" office:value="0.001021">
            <text:p>0.0010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  <table:table-cell office:value-type="float" office:value="0.001009">
            <text:p>0.0010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/>
          <table:table-cell office:value-type="float" office:value="0.000999">
            <text:p>0.00099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/>
          <table:table-cell office:value-type="float" office:value="0.000877">
            <text:p>0.0008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/>
          <table:table-cell office:value-type="float" office:value="0.00095">
            <text:p>0.000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/>
          <table:table-cell office:value-type="float" office:value="0.000968">
            <text:p>0.00096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/>
          <table:table-cell office:value-type="float" office:value="0.000883">
            <text:p>0.00088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/>
          <table:table-cell office:value-type="float" office:value="0.00104">
            <text:p>0.0010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/>
          <table:table-cell office:value-type="float" office:value="0.001033">
            <text:p>0.0010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/>
          <table:table-cell office:value-type="float" office:value="0.00101">
            <text:p>0.001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/>
          <table:table-cell office:value-type="float" office:value="0.000912">
            <text:p>0.00091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/>
          <table:table-cell office:value-type="float" office:value="0.000952">
            <text:p>0.00095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/>
          <table:table-cell office:value-type="float" office:value="0.000991">
            <text:p>0.0009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/>
          <table:table-cell office:value-type="float" office:value="0.000999">
            <text:p>0.00099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/>
          <table:table-cell office:value-type="float" office:value="0.000991">
            <text:p>0.0009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/>
          <table:table-cell office:value-type="float" office:value="0.000877">
            <text:p>0.0008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/>
          <table:table-cell office:value-type="float" office:value="0.001047">
            <text:p>0.00104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/>
          <table:table-cell office:value-type="float" office:value="0.00098">
            <text:p>0.000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/>
          <table:table-cell office:value-type="float" office:value="0.000984">
            <text:p>0.00098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/>
          <table:table-cell office:value-type="float" office:value="0.000906">
            <text:p>0.0009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8">
            <text:p>188</text:p>
          </table:table-cell>
          <table:table-cell/>
          <table:table-cell office:value-type="float" office:value="0.000976">
            <text:p>0.00097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/>
          <table:table-cell office:value-type="float" office:value="0.00097">
            <text:p>0.000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4">
            <text:p>194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/>
          <table:table-cell office:value-type="float" office:value="0.00097">
            <text:p>0.000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7">
            <text:p>197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/>
          <table:table-cell office:value-type="float" office:value="0.000912">
            <text:p>0.00091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office:value-type="float" office:value="0.001064">
            <text:p>0.00106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/>
          <table:table-cell office:value-type="float" office:value="0.000973">
            <text:p>0.00097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/>
          <table:table-cell office:value-type="float" office:value="0.000985">
            <text:p>0.0009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/>
          <table:table-cell office:value-type="float" office:value="0.000955">
            <text:p>0.00095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4">
            <text:p>214</text:p>
          </table:table-cell>
          <table:table-cell/>
          <table:table-cell office:value-type="float" office:value="0.000947">
            <text:p>0.00094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8">
            <text:p>218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/>
          <table:table-cell office:value-type="float" office:value="0.000969">
            <text:p>0.00096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/>
          <table:table-cell office:value-type="float" office:value="0.000894">
            <text:p>0.0008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2">
            <text:p>222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4">
            <text:p>224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6">
            <text:p>226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7">
            <text:p>227</text:p>
          </table:table-cell>
          <table:table-cell/>
          <table:table-cell office:value-type="float" office:value="0.000901">
            <text:p>0.0009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/>
          <table:table-cell office:value-type="float" office:value="0.000985">
            <text:p>0.0009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  <table:table-cell/>
          <table:table-cell office:value-type="float" office:value="0.000956">
            <text:p>0.00095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2">
            <text:p>232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  <table:table-cell/>
          <table:table-cell office:value-type="float" office:value="0.000944">
            <text:p>0.00094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4">
            <text:p>234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5">
            <text:p>235</text:p>
          </table:table-cell>
          <table:table-cell/>
          <table:table-cell office:value-type="float" office:value="0.000962">
            <text:p>0.00096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6">
            <text:p>236</text:p>
          </table:table-cell>
          <table:table-cell/>
          <table:table-cell office:value-type="float" office:value="0.000898">
            <text:p>0.0008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7">
            <text:p>237</text:p>
          </table:table-cell>
          <table:table-cell/>
          <table:table-cell office:value-type="float" office:value="0.000968">
            <text:p>0.00096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8">
            <text:p>238</text:p>
          </table:table-cell>
          <table:table-cell/>
          <table:table-cell office:value-type="float" office:value="0.000911">
            <text:p>0.00091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/>
          <table:table-cell office:value-type="float" office:value="0.001005">
            <text:p>0.0010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office:value-type="float" office:value="0.000997">
            <text:p>0.0009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2">
            <text:p>242</text:p>
          </table:table-cell>
          <table:table-cell/>
          <table:table-cell office:value-type="float" office:value="0.000909">
            <text:p>0.0009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3">
            <text:p>243</text:p>
          </table:table-cell>
          <table:table-cell/>
          <table:table-cell office:value-type="float" office:value="0.000974">
            <text:p>0.00097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4">
            <text:p>244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6">
            <text:p>246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7">
            <text:p>247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8">
            <text:p>248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49">
            <text:p>249</text:p>
          </table:table-cell>
          <table:table-cell/>
          <table:table-cell office:value-type="float" office:value="0.000956">
            <text:p>0.00095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1">
            <text:p>251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/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/>
          <table:table-cell office:value-type="float" office:value="0.000961">
            <text:p>0.00096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8">
            <text:p>258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/>
          <table:table-cell office:value-type="float" office:value="0.000893">
            <text:p>0.0008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1">
            <text:p>261</text:p>
          </table:table-cell>
          <table:table-cell/>
          <table:table-cell office:value-type="float" office:value="0.000968">
            <text:p>0.00096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2">
            <text:p>262</text:p>
          </table:table-cell>
          <table:table-cell/>
          <table:table-cell office:value-type="float" office:value="0.000905">
            <text:p>0.0009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/>
          <table:table-cell office:value-type="float" office:value="0.000996">
            <text:p>0.0009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5">
            <text:p>265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6">
            <text:p>266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/>
          <table:table-cell office:value-type="float" office:value="0.000976">
            <text:p>0.00097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8">
            <text:p>268</text:p>
          </table:table-cell>
          <table:table-cell/>
          <table:table-cell office:value-type="float" office:value="0.000959">
            <text:p>0.00095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69">
            <text:p>269</text:p>
          </table:table-cell>
          <table:table-cell/>
          <table:table-cell office:value-type="float" office:value="0.000884">
            <text:p>0.00088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1">
            <text:p>271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2">
            <text:p>272</text:p>
          </table:table-cell>
          <table:table-cell/>
          <table:table-cell office:value-type="float" office:value="0.000901">
            <text:p>0.0009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/>
          <table:table-cell office:value-type="float" office:value="0.000962">
            <text:p>0.00096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4">
            <text:p>274</text:p>
          </table:table-cell>
          <table:table-cell/>
          <table:table-cell office:value-type="float" office:value="0.000898">
            <text:p>0.0008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5">
            <text:p>275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6">
            <text:p>276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7">
            <text:p>277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8">
            <text:p>278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/>
          <table:table-cell office:value-type="float" office:value="0.000901">
            <text:p>0.0009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1">
            <text:p>281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2">
            <text:p>282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4">
            <text:p>284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5">
            <text:p>285</text:p>
          </table:table-cell>
          <table:table-cell/>
          <table:table-cell office:value-type="float" office:value="0.00095">
            <text:p>0.000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/>
          <table:table-cell office:value-type="float" office:value="0.000902">
            <text:p>0.00090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7">
            <text:p>287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  <table:table-cell/>
          <table:table-cell office:value-type="float" office:value="0.000998">
            <text:p>0.0009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2">
            <text:p>292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3">
            <text:p>293</text:p>
          </table:table-cell>
          <table:table-cell/>
          <table:table-cell office:value-type="float" office:value="0.001013">
            <text:p>0.0010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4">
            <text:p>294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5">
            <text:p>295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6">
            <text:p>296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7">
            <text:p>297</text:p>
          </table:table-cell>
          <table:table-cell/>
          <table:table-cell office:value-type="float" office:value="0.000985">
            <text:p>0.0009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8">
            <text:p>298</text:p>
          </table:table-cell>
          <table:table-cell/>
          <table:table-cell office:value-type="float" office:value="0.000986">
            <text:p>0.00098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1">
            <text:p>301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/>
          <table:table-cell office:value-type="float" office:value="0.001012">
            <text:p>0.00101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4">
            <text:p>304</text:p>
          </table:table-cell>
          <table:table-cell/>
          <table:table-cell office:value-type="float" office:value="0.000885">
            <text:p>0.0008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/>
          <table:table-cell office:value-type="float" office:value="0.000944">
            <text:p>0.00094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/>
          <table:table-cell office:value-type="float" office:value="0.001014">
            <text:p>0.0010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1">
            <text:p>311</text:p>
          </table:table-cell>
          <table:table-cell/>
          <table:table-cell office:value-type="float" office:value="0.000987">
            <text:p>0.00098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3">
            <text:p>313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4">
            <text:p>314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  <table:table-cell/>
          <table:table-cell office:value-type="float" office:value="0.001008">
            <text:p>0.0010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6">
            <text:p>316</text:p>
          </table:table-cell>
          <table:table-cell/>
          <table:table-cell office:value-type="float" office:value="0.000956">
            <text:p>0.00095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7">
            <text:p>317</text:p>
          </table:table-cell>
          <table:table-cell/>
          <table:table-cell office:value-type="float" office:value="0.000999">
            <text:p>0.00099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8">
            <text:p>318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19">
            <text:p>319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/>
          <table:table-cell office:value-type="float" office:value="0.000998">
            <text:p>0.0009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/>
          <table:table-cell office:value-type="float" office:value="0.000977">
            <text:p>0.0009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3">
            <text:p>323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5">
            <text:p>325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6">
            <text:p>326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/>
          <table:table-cell office:value-type="float" office:value="0.001003">
            <text:p>0.00100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/>
          <table:table-cell office:value-type="float" office:value="0.000895">
            <text:p>0.0008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1">
            <text:p>331</text:p>
          </table:table-cell>
          <table:table-cell/>
          <table:table-cell office:value-type="float" office:value="0.000986">
            <text:p>0.00098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2">
            <text:p>332</text:p>
          </table:table-cell>
          <table:table-cell/>
          <table:table-cell office:value-type="float" office:value="0.000896">
            <text:p>0.0008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  <table:table-cell/>
          <table:table-cell office:value-type="float" office:value="0.001007">
            <text:p>0.0010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4">
            <text:p>334</text:p>
          </table:table-cell>
          <table:table-cell/>
          <table:table-cell office:value-type="float" office:value="0.000957">
            <text:p>0.00095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5">
            <text:p>335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/>
          <table:table-cell office:value-type="float" office:value="0.000954">
            <text:p>0.0009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39">
            <text:p>339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/>
          <table:table-cell office:value-type="float" office:value="0.00095">
            <text:p>0.000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1">
            <text:p>341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2">
            <text:p>342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3">
            <text:p>343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5">
            <text:p>345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6">
            <text:p>346</text:p>
          </table:table-cell>
          <table:table-cell/>
          <table:table-cell office:value-type="float" office:value="0.000911">
            <text:p>0.00091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7">
            <text:p>347</text:p>
          </table:table-cell>
          <table:table-cell/>
          <table:table-cell office:value-type="float" office:value="0.000906">
            <text:p>0.0009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49">
            <text:p>349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1">
            <text:p>351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2">
            <text:p>352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4">
            <text:p>354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5">
            <text:p>355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6">
            <text:p>356</text:p>
          </table:table-cell>
          <table:table-cell/>
          <table:table-cell office:value-type="float" office:value="0.000997">
            <text:p>0.0009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7">
            <text:p>357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8">
            <text:p>358</text:p>
          </table:table-cell>
          <table:table-cell/>
          <table:table-cell office:value-type="float" office:value="0.000961">
            <text:p>0.00096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59">
            <text:p>359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1">
            <text:p>361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2">
            <text:p>362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3">
            <text:p>363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4">
            <text:p>364</text:p>
          </table:table-cell>
          <table:table-cell/>
          <table:table-cell office:value-type="float" office:value="0.00097">
            <text:p>0.000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5">
            <text:p>365</text:p>
          </table:table-cell>
          <table:table-cell/>
          <table:table-cell office:value-type="float" office:value="0.000952">
            <text:p>0.00095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6">
            <text:p>366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  <table:table-cell/>
          <table:table-cell office:value-type="float" office:value="0.000912">
            <text:p>0.00091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8">
            <text:p>368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0">
            <text:p>370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4">
            <text:p>374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5">
            <text:p>375</text:p>
          </table:table-cell>
          <table:table-cell/>
          <table:table-cell office:value-type="float" office:value="0.001015">
            <text:p>0.0010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6">
            <text:p>376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7">
            <text:p>377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8">
            <text:p>378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79">
            <text:p>379</text:p>
          </table:table-cell>
          <table:table-cell/>
          <table:table-cell office:value-type="float" office:value="0.000955">
            <text:p>0.00095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0">
            <text:p>380</text:p>
          </table:table-cell>
          <table:table-cell/>
          <table:table-cell office:value-type="float" office:value="0.000981">
            <text:p>0.00098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/>
          <table:table-cell office:value-type="float" office:value="0.000898">
            <text:p>0.0008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/>
          <table:table-cell office:value-type="float" office:value="0.000955">
            <text:p>0.00095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/>
          <table:table-cell office:value-type="float" office:value="0.000906">
            <text:p>0.0009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0.001006">
            <text:p>0.0010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/>
          <table:table-cell office:value-type="float" office:value="0.000888">
            <text:p>0.00088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6">
            <text:p>386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8">
            <text:p>388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0">
            <text:p>390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1">
            <text:p>391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3">
            <text:p>393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4">
            <text:p>394</text:p>
          </table:table-cell>
          <table:table-cell/>
          <table:table-cell office:value-type="float" office:value="0.000967">
            <text:p>0.00096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5">
            <text:p>395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399">
            <text:p>399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office:value-type="float" office:value="0.000992">
            <text:p>0.0009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office:value-type="float" office:value="0.000898">
            <text:p>0.0008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2">
            <text:p>402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3">
            <text:p>403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4">
            <text:p>404</text:p>
          </table:table-cell>
          <table:table-cell/>
          <table:table-cell office:value-type="float" office:value="0.00101">
            <text:p>0.001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5">
            <text:p>405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6">
            <text:p>406</text:p>
          </table:table-cell>
          <table:table-cell/>
          <table:table-cell office:value-type="float" office:value="0.000983">
            <text:p>0.00098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7">
            <text:p>407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8">
            <text:p>408</text:p>
          </table:table-cell>
          <table:table-cell/>
          <table:table-cell office:value-type="float" office:value="0.000911">
            <text:p>0.00091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09">
            <text:p>409</text:p>
          </table:table-cell>
          <table:table-cell/>
          <table:table-cell office:value-type="float" office:value="0.000957">
            <text:p>0.00095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0">
            <text:p>410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1">
            <text:p>411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2">
            <text:p>412</text:p>
          </table:table-cell>
          <table:table-cell/>
          <table:table-cell office:value-type="float" office:value="0.000977">
            <text:p>0.0009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3">
            <text:p>413</text:p>
          </table:table-cell>
          <table:table-cell/>
          <table:table-cell office:value-type="float" office:value="0.000977">
            <text:p>0.0009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4">
            <text:p>414</text:p>
          </table:table-cell>
          <table:table-cell/>
          <table:table-cell office:value-type="float" office:value="0.000877">
            <text:p>0.0008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5">
            <text:p>415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6">
            <text:p>416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7">
            <text:p>417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8">
            <text:p>418</text:p>
          </table:table-cell>
          <table:table-cell/>
          <table:table-cell office:value-type="float" office:value="0.001071">
            <text:p>0.0010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19">
            <text:p>419</text:p>
          </table:table-cell>
          <table:table-cell/>
          <table:table-cell office:value-type="float" office:value="0.000901">
            <text:p>0.0009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0">
            <text:p>420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1">
            <text:p>421</text:p>
          </table:table-cell>
          <table:table-cell/>
          <table:table-cell office:value-type="float" office:value="0.000944">
            <text:p>0.00094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2">
            <text:p>422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3">
            <text:p>423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4">
            <text:p>424</text:p>
          </table:table-cell>
          <table:table-cell/>
          <table:table-cell office:value-type="float" office:value="0.00095">
            <text:p>0.000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5">
            <text:p>425</text:p>
          </table:table-cell>
          <table:table-cell/>
          <table:table-cell office:value-type="float" office:value="0.000902">
            <text:p>0.00090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6">
            <text:p>426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7">
            <text:p>427</text:p>
          </table:table-cell>
          <table:table-cell/>
          <table:table-cell office:value-type="float" office:value="0.001058">
            <text:p>0.0010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8">
            <text:p>428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29">
            <text:p>429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0">
            <text:p>430</text:p>
          </table:table-cell>
          <table:table-cell/>
          <table:table-cell office:value-type="float" office:value="0.000944">
            <text:p>0.00094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1">
            <text:p>431</text:p>
          </table:table-cell>
          <table:table-cell/>
          <table:table-cell office:value-type="float" office:value="0.000903">
            <text:p>0.00090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2">
            <text:p>432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3">
            <text:p>433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4">
            <text:p>434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5">
            <text:p>435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6">
            <text:p>436</text:p>
          </table:table-cell>
          <table:table-cell/>
          <table:table-cell office:value-type="float" office:value="0.000956">
            <text:p>0.00095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7">
            <text:p>437</text:p>
          </table:table-cell>
          <table:table-cell/>
          <table:table-cell office:value-type="float" office:value="0.000886">
            <text:p>0.00088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8">
            <text:p>438</text:p>
          </table:table-cell>
          <table:table-cell/>
          <table:table-cell office:value-type="float" office:value="0.000961">
            <text:p>0.00096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39">
            <text:p>439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0">
            <text:p>440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1">
            <text:p>441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2">
            <text:p>442</text:p>
          </table:table-cell>
          <table:table-cell/>
          <table:table-cell office:value-type="float" office:value="0.000944">
            <text:p>0.00094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3">
            <text:p>443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4">
            <text:p>444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5">
            <text:p>445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6">
            <text:p>446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7">
            <text:p>447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8">
            <text:p>448</text:p>
          </table:table-cell>
          <table:table-cell/>
          <table:table-cell office:value-type="float" office:value="0.001129">
            <text:p>0.0011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49">
            <text:p>449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0">
            <text:p>450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1">
            <text:p>451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2">
            <text:p>452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3">
            <text:p>453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4">
            <text:p>454</text:p>
          </table:table-cell>
          <table:table-cell/>
          <table:table-cell office:value-type="float" office:value="0.001006">
            <text:p>0.0010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5">
            <text:p>455</text:p>
          </table:table-cell>
          <table:table-cell/>
          <table:table-cell office:value-type="float" office:value="0.000956">
            <text:p>0.00095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6">
            <text:p>456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7">
            <text:p>457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8">
            <text:p>458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59">
            <text:p>459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0">
            <text:p>460</text:p>
          </table:table-cell>
          <table:table-cell/>
          <table:table-cell office:value-type="float" office:value="0.000996">
            <text:p>0.0009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1">
            <text:p>461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2">
            <text:p>462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3">
            <text:p>463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4">
            <text:p>464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5">
            <text:p>465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6">
            <text:p>466</text:p>
          </table:table-cell>
          <table:table-cell/>
          <table:table-cell office:value-type="float" office:value="0.001051">
            <text:p>0.0010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7">
            <text:p>467</text:p>
          </table:table-cell>
          <table:table-cell/>
          <table:table-cell office:value-type="float" office:value="0.000988">
            <text:p>0.00098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8">
            <text:p>468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69">
            <text:p>469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0">
            <text:p>470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1">
            <text:p>471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2">
            <text:p>472</text:p>
          </table:table-cell>
          <table:table-cell/>
          <table:table-cell office:value-type="float" office:value="0.001051">
            <text:p>0.0010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3">
            <text:p>473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4">
            <text:p>474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5">
            <text:p>475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6">
            <text:p>476</text:p>
          </table:table-cell>
          <table:table-cell/>
          <table:table-cell office:value-type="float" office:value="0.000973">
            <text:p>0.00097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7">
            <text:p>477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8">
            <text:p>478</text:p>
          </table:table-cell>
          <table:table-cell/>
          <table:table-cell office:value-type="float" office:value="0.000987">
            <text:p>0.00098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79">
            <text:p>479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0">
            <text:p>480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1">
            <text:p>481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2">
            <text:p>482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3">
            <text:p>483</text:p>
          </table:table-cell>
          <table:table-cell/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4">
            <text:p>484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5">
            <text:p>485</text:p>
          </table:table-cell>
          <table:table-cell/>
          <table:table-cell office:value-type="float" office:value="0.000967">
            <text:p>0.00096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6">
            <text:p>486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7">
            <text:p>487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8">
            <text:p>488</text:p>
          </table:table-cell>
          <table:table-cell/>
          <table:table-cell office:value-type="float" office:value="0.000912">
            <text:p>0.00091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89">
            <text:p>489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0">
            <text:p>490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1">
            <text:p>491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2">
            <text:p>492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3">
            <text:p>493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4">
            <text:p>494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5">
            <text:p>495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6">
            <text:p>496</text:p>
          </table:table-cell>
          <table:table-cell/>
          <table:table-cell office:value-type="float" office:value="0.000972">
            <text:p>0.00097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7">
            <text:p>497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8">
            <text:p>498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499">
            <text:p>499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1">
            <text:p>501</text:p>
          </table:table-cell>
          <table:table-cell/>
          <table:table-cell office:value-type="float" office:value="0.000979">
            <text:p>0.00097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2">
            <text:p>502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3">
            <text:p>503</text:p>
          </table:table-cell>
          <table:table-cell/>
          <table:table-cell office:value-type="float" office:value="0.000962">
            <text:p>0.00096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4">
            <text:p>504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5">
            <text:p>505</text:p>
          </table:table-cell>
          <table:table-cell/>
          <table:table-cell office:value-type="float" office:value="0.000997">
            <text:p>0.0009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6">
            <text:p>506</text:p>
          </table:table-cell>
          <table:table-cell/>
          <table:table-cell office:value-type="float" office:value="0.000897">
            <text:p>0.0008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7">
            <text:p>507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8">
            <text:p>508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/>
          <table:table-cell office:value-type="float" office:value="0.000956">
            <text:p>0.00095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0">
            <text:p>510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1">
            <text:p>511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3">
            <text:p>513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4">
            <text:p>514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/>
          <table:table-cell office:value-type="float" office:value="0.00095">
            <text:p>0.000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6">
            <text:p>516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7">
            <text:p>517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8">
            <text:p>518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19">
            <text:p>519</text:p>
          </table:table-cell>
          <table:table-cell/>
          <table:table-cell office:value-type="float" office:value="0.00095">
            <text:p>0.000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0">
            <text:p>520</text:p>
          </table:table-cell>
          <table:table-cell/>
          <table:table-cell office:value-type="float" office:value="0.001023">
            <text:p>0.0010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1">
            <text:p>521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2">
            <text:p>522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3">
            <text:p>523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4">
            <text:p>524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5">
            <text:p>525</text:p>
          </table:table-cell>
          <table:table-cell/>
          <table:table-cell office:value-type="float" office:value="0.00096">
            <text:p>0.000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6">
            <text:p>526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7">
            <text:p>527</text:p>
          </table:table-cell>
          <table:table-cell/>
          <table:table-cell office:value-type="float" office:value="0.000962">
            <text:p>0.00096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8">
            <text:p>528</text:p>
          </table:table-cell>
          <table:table-cell/>
          <table:table-cell office:value-type="float" office:value="0.000872">
            <text:p>0.00087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29">
            <text:p>529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0">
            <text:p>530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1">
            <text:p>531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2">
            <text:p>532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3">
            <text:p>533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4">
            <text:p>534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5">
            <text:p>535</text:p>
          </table:table-cell>
          <table:table-cell/>
          <table:table-cell office:value-type="float" office:value="0.000966">
            <text:p>0.00096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6">
            <text:p>536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7">
            <text:p>537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8">
            <text:p>538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39">
            <text:p>539</text:p>
          </table:table-cell>
          <table:table-cell/>
          <table:table-cell office:value-type="float" office:value="0.001046">
            <text:p>0.00104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0">
            <text:p>540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1">
            <text:p>541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2">
            <text:p>542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  <table:table-cell/>
          <table:table-cell office:value-type="float" office:value="0.001099">
            <text:p>0.00109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4">
            <text:p>544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5">
            <text:p>545</text:p>
          </table:table-cell>
          <table:table-cell/>
          <table:table-cell office:value-type="float" office:value="0.000911">
            <text:p>0.00091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6">
            <text:p>546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8">
            <text:p>548</text:p>
          </table:table-cell>
          <table:table-cell/>
          <table:table-cell office:value-type="float" office:value="0.000909">
            <text:p>0.0009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49">
            <text:p>549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0">
            <text:p>550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1">
            <text:p>551</text:p>
          </table:table-cell>
          <table:table-cell/>
          <table:table-cell office:value-type="float" office:value="0.000885">
            <text:p>0.0008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2">
            <text:p>552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3">
            <text:p>553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4">
            <text:p>554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5">
            <text:p>555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6">
            <text:p>556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7">
            <text:p>557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8">
            <text:p>558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59">
            <text:p>559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0">
            <text:p>560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1">
            <text:p>561</text:p>
          </table:table-cell>
          <table:table-cell/>
          <table:table-cell office:value-type="float" office:value="0.000954">
            <text:p>0.0009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2">
            <text:p>562</text:p>
          </table:table-cell>
          <table:table-cell/>
          <table:table-cell office:value-type="float" office:value="0.000885">
            <text:p>0.0008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3">
            <text:p>563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4">
            <text:p>564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5">
            <text:p>565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6">
            <text:p>566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7">
            <text:p>567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8">
            <text:p>568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69">
            <text:p>569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0">
            <text:p>570</text:p>
          </table:table-cell>
          <table:table-cell/>
          <table:table-cell office:value-type="float" office:value="0.000863">
            <text:p>0.00086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1">
            <text:p>571</text:p>
          </table:table-cell>
          <table:table-cell/>
          <table:table-cell office:value-type="float" office:value="0.000902">
            <text:p>0.00090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2">
            <text:p>572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3">
            <text:p>573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4">
            <text:p>574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5">
            <text:p>575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6">
            <text:p>576</text:p>
          </table:table-cell>
          <table:table-cell/>
          <table:table-cell office:value-type="float" office:value="0.000909">
            <text:p>0.0009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7">
            <text:p>577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8">
            <text:p>578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79">
            <text:p>579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0">
            <text:p>580</text:p>
          </table:table-cell>
          <table:table-cell/>
          <table:table-cell office:value-type="float" office:value="0.000896">
            <text:p>0.0008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1">
            <text:p>581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3">
            <text:p>583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5">
            <text:p>585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6">
            <text:p>586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7">
            <text:p>587</text:p>
          </table:table-cell>
          <table:table-cell/>
          <table:table-cell office:value-type="float" office:value="0.000947">
            <text:p>0.00094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8">
            <text:p>588</text:p>
          </table:table-cell>
          <table:table-cell/>
          <table:table-cell office:value-type="float" office:value="0.000896">
            <text:p>0.0008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89">
            <text:p>589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1">
            <text:p>591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3">
            <text:p>593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4">
            <text:p>594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5">
            <text:p>595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6">
            <text:p>596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0.000902">
            <text:p>0.00090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0">
            <text:p>600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1">
            <text:p>601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4">
            <text:p>604</text:p>
          </table:table-cell>
          <table:table-cell/>
          <table:table-cell office:value-type="float" office:value="0.00091">
            <text:p>0.000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5">
            <text:p>605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6">
            <text:p>606</text:p>
          </table:table-cell>
          <table:table-cell/>
          <table:table-cell office:value-type="float" office:value="0.000895">
            <text:p>0.0008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7">
            <text:p>607</text:p>
          </table:table-cell>
          <table:table-cell/>
          <table:table-cell office:value-type="float" office:value="0.000959">
            <text:p>0.00095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8">
            <text:p>608</text:p>
          </table:table-cell>
          <table:table-cell/>
          <table:table-cell office:value-type="float" office:value="0.000891">
            <text:p>0.0008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0">
            <text:p>610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1">
            <text:p>611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2">
            <text:p>612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3">
            <text:p>613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4">
            <text:p>614</text:p>
          </table:table-cell>
          <table:table-cell/>
          <table:table-cell office:value-type="float" office:value="0.000993">
            <text:p>0.0009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5">
            <text:p>615</text:p>
          </table:table-cell>
          <table:table-cell/>
          <table:table-cell office:value-type="float" office:value="0.000863">
            <text:p>0.00086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6">
            <text:p>616</text:p>
          </table:table-cell>
          <table:table-cell/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7">
            <text:p>617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8">
            <text:p>618</text:p>
          </table:table-cell>
          <table:table-cell/>
          <table:table-cell office:value-type="float" office:value="0.000869">
            <text:p>0.00086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19">
            <text:p>619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office:value-type="float" office:value="0.000954">
            <text:p>0.0009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1">
            <text:p>621</text:p>
          </table:table-cell>
          <table:table-cell/>
          <table:table-cell office:value-type="float" office:value="0.000895">
            <text:p>0.0008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2">
            <text:p>622</text:p>
          </table:table-cell>
          <table:table-cell/>
          <table:table-cell office:value-type="float" office:value="0.000849">
            <text:p>0.0008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0.001037">
            <text:p>0.0010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0.000909">
            <text:p>0.0009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7">
            <text:p>627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29">
            <text:p>629</text:p>
          </table:table-cell>
          <table:table-cell/>
          <table:table-cell office:value-type="float" office:value="0.000869">
            <text:p>0.00086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0">
            <text:p>630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0.000973">
            <text:p>0.00097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5">
            <text:p>635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6">
            <text:p>636</text:p>
          </table:table-cell>
          <table:table-cell/>
          <table:table-cell office:value-type="float" office:value="0.00098">
            <text:p>0.000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7">
            <text:p>637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8">
            <text:p>638</text:p>
          </table:table-cell>
          <table:table-cell/>
          <table:table-cell office:value-type="float" office:value="0.00105">
            <text:p>0.001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39">
            <text:p>639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1">
            <text:p>641</text:p>
          </table:table-cell>
          <table:table-cell/>
          <table:table-cell office:value-type="float" office:value="0.000912">
            <text:p>0.00091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2">
            <text:p>642</text:p>
          </table:table-cell>
          <table:table-cell/>
          <table:table-cell office:value-type="float" office:value="0.000955">
            <text:p>0.00095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3">
            <text:p>643</text:p>
          </table:table-cell>
          <table:table-cell/>
          <table:table-cell office:value-type="float" office:value="0.000863">
            <text:p>0.00086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4">
            <text:p>644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0.000952">
            <text:p>0.00095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6">
            <text:p>646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7">
            <text:p>647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8">
            <text:p>648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49">
            <text:p>649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0">
            <text:p>650</text:p>
          </table:table-cell>
          <table:table-cell/>
          <table:table-cell office:value-type="float" office:value="0.000854">
            <text:p>0.0008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1">
            <text:p>651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2">
            <text:p>652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3">
            <text:p>653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4">
            <text:p>654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5">
            <text:p>655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6">
            <text:p>656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7">
            <text:p>657</text:p>
          </table:table-cell>
          <table:table-cell/>
          <table:table-cell office:value-type="float" office:value="0.000894">
            <text:p>0.0008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8">
            <text:p>658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59">
            <text:p>659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0">
            <text:p>660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1">
            <text:p>661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2">
            <text:p>662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3">
            <text:p>663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4">
            <text:p>664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5">
            <text:p>665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6">
            <text:p>666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7">
            <text:p>667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8">
            <text:p>668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69">
            <text:p>669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0">
            <text:p>670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2">
            <text:p>672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3">
            <text:p>673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4">
            <text:p>674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5">
            <text:p>675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6">
            <text:p>676</text:p>
          </table:table-cell>
          <table:table-cell/>
          <table:table-cell office:value-type="float" office:value="0.000868">
            <text:p>0.00086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7">
            <text:p>677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8">
            <text:p>678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79">
            <text:p>679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0">
            <text:p>680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1">
            <text:p>681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2">
            <text:p>682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3">
            <text:p>683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4">
            <text:p>684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5">
            <text:p>685</text:p>
          </table:table-cell>
          <table:table-cell/>
          <table:table-cell office:value-type="float" office:value="0.000875">
            <text:p>0.00087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6">
            <text:p>686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7">
            <text:p>687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8">
            <text:p>688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89">
            <text:p>689</text:p>
          </table:table-cell>
          <table:table-cell/>
          <table:table-cell office:value-type="float" office:value="0.001036">
            <text:p>0.0010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0">
            <text:p>690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1">
            <text:p>691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2">
            <text:p>692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3">
            <text:p>693</text:p>
          </table:table-cell>
          <table:table-cell/>
          <table:table-cell office:value-type="float" office:value="0.000982">
            <text:p>0.00098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4">
            <text:p>694</text:p>
          </table:table-cell>
          <table:table-cell/>
          <table:table-cell office:value-type="float" office:value="0.000875">
            <text:p>0.00087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5">
            <text:p>695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6">
            <text:p>696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7">
            <text:p>697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8">
            <text:p>698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699">
            <text:p>699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1">
            <text:p>701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2">
            <text:p>702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3">
            <text:p>703</text:p>
          </table:table-cell>
          <table:table-cell/>
          <table:table-cell office:value-type="float" office:value="0.000867">
            <text:p>0.00086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4">
            <text:p>704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5">
            <text:p>705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6">
            <text:p>706</text:p>
          </table:table-cell>
          <table:table-cell/>
          <table:table-cell office:value-type="float" office:value="0.000967">
            <text:p>0.00096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7">
            <text:p>707</text:p>
          </table:table-cell>
          <table:table-cell/>
          <table:table-cell office:value-type="float" office:value="0.000892">
            <text:p>0.0008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8">
            <text:p>708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09">
            <text:p>709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0">
            <text:p>710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1">
            <text:p>711</text:p>
          </table:table-cell>
          <table:table-cell/>
          <table:table-cell office:value-type="float" office:value="0.000973">
            <text:p>0.00097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2">
            <text:p>712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3">
            <text:p>713</text:p>
          </table:table-cell>
          <table:table-cell/>
          <table:table-cell office:value-type="float" office:value="0.000898">
            <text:p>0.0008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4">
            <text:p>714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5">
            <text:p>715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6">
            <text:p>716</text:p>
          </table:table-cell>
          <table:table-cell/>
          <table:table-cell office:value-type="float" office:value="0.000904">
            <text:p>0.00090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7">
            <text:p>717</text:p>
          </table:table-cell>
          <table:table-cell/>
          <table:table-cell office:value-type="float" office:value="0.000906">
            <text:p>0.0009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8">
            <text:p>718</text:p>
          </table:table-cell>
          <table:table-cell/>
          <table:table-cell office:value-type="float" office:value="0.000911">
            <text:p>0.00091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19">
            <text:p>719</text:p>
          </table:table-cell>
          <table:table-cell/>
          <table:table-cell office:value-type="float" office:value="0.000981">
            <text:p>0.00098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0">
            <text:p>720</text:p>
          </table:table-cell>
          <table:table-cell/>
          <table:table-cell office:value-type="float" office:value="0.000989">
            <text:p>0.00098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1">
            <text:p>721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2">
            <text:p>722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3">
            <text:p>723</text:p>
          </table:table-cell>
          <table:table-cell/>
          <table:table-cell office:value-type="float" office:value="0.000911">
            <text:p>0.00091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4">
            <text:p>724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5">
            <text:p>725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6">
            <text:p>726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7">
            <text:p>727</text:p>
          </table:table-cell>
          <table:table-cell/>
          <table:table-cell office:value-type="float" office:value="0.000997">
            <text:p>0.0009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8">
            <text:p>728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29">
            <text:p>729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0">
            <text:p>730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1">
            <text:p>731</text:p>
          </table:table-cell>
          <table:table-cell/>
          <table:table-cell office:value-type="float" office:value="0.00098">
            <text:p>0.000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2">
            <text:p>732</text:p>
          </table:table-cell>
          <table:table-cell/>
          <table:table-cell office:value-type="float" office:value="0.000981">
            <text:p>0.00098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3">
            <text:p>733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4">
            <text:p>734</text:p>
          </table:table-cell>
          <table:table-cell/>
          <table:table-cell office:value-type="float" office:value="0.000959">
            <text:p>0.00095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5">
            <text:p>735</text:p>
          </table:table-cell>
          <table:table-cell/>
          <table:table-cell office:value-type="float" office:value="0.000905">
            <text:p>0.0009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6">
            <text:p>736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7">
            <text:p>737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8">
            <text:p>738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39">
            <text:p>739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0">
            <text:p>740</text:p>
          </table:table-cell>
          <table:table-cell/>
          <table:table-cell office:value-type="float" office:value="0.000893">
            <text:p>0.0008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1">
            <text:p>741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2">
            <text:p>742</text:p>
          </table:table-cell>
          <table:table-cell/>
          <table:table-cell office:value-type="float" office:value="0.000985">
            <text:p>0.0009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3">
            <text:p>743</text:p>
          </table:table-cell>
          <table:table-cell/>
          <table:table-cell office:value-type="float" office:value="0.000967">
            <text:p>0.00096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4">
            <text:p>744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5">
            <text:p>745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6">
            <text:p>746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7">
            <text:p>747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8">
            <text:p>748</text:p>
          </table:table-cell>
          <table:table-cell/>
          <table:table-cell office:value-type="float" office:value="0.000978">
            <text:p>0.00097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49">
            <text:p>749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0">
            <text:p>750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1">
            <text:p>751</text:p>
          </table:table-cell>
          <table:table-cell/>
          <table:table-cell office:value-type="float" office:value="0.000957">
            <text:p>0.00095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2">
            <text:p>752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3">
            <text:p>753</text:p>
          </table:table-cell>
          <table:table-cell/>
          <table:table-cell office:value-type="float" office:value="0.000906">
            <text:p>0.0009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4">
            <text:p>754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5">
            <text:p>755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6">
            <text:p>756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7">
            <text:p>757</text:p>
          </table:table-cell>
          <table:table-cell/>
          <table:table-cell office:value-type="float" office:value="0.000991">
            <text:p>0.0009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8">
            <text:p>758</text:p>
          </table:table-cell>
          <table:table-cell/>
          <table:table-cell office:value-type="float" office:value="0.000896">
            <text:p>0.0008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59">
            <text:p>759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0">
            <text:p>760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1">
            <text:p>761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2">
            <text:p>762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3">
            <text:p>763</text:p>
          </table:table-cell>
          <table:table-cell/>
          <table:table-cell office:value-type="float" office:value="0.000962">
            <text:p>0.00096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4">
            <text:p>76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6">
            <text:p>766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7">
            <text:p>767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69">
            <text:p>769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0">
            <text:p>770</text:p>
          </table:table-cell>
          <table:table-cell/>
          <table:table-cell office:value-type="float" office:value="0.000896">
            <text:p>0.0008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2">
            <text:p>772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3">
            <text:p>773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4">
            <text:p>774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5">
            <text:p>775</text:p>
          </table:table-cell>
          <table:table-cell/>
          <table:table-cell office:value-type="float" office:value="0.000946">
            <text:p>0.00094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6">
            <text:p>776</text:p>
          </table:table-cell>
          <table:table-cell/>
          <table:table-cell office:value-type="float" office:value="0.000891">
            <text:p>0.0008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7">
            <text:p>777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8">
            <text:p>778</text:p>
          </table:table-cell>
          <table:table-cell/>
          <table:table-cell office:value-type="float" office:value="0.000959">
            <text:p>0.00095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79">
            <text:p>779</text:p>
          </table:table-cell>
          <table:table-cell/>
          <table:table-cell office:value-type="float" office:value="0.000906">
            <text:p>0.0009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0">
            <text:p>780</text:p>
          </table:table-cell>
          <table:table-cell/>
          <table:table-cell office:value-type="float" office:value="0.000911">
            <text:p>0.00091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1">
            <text:p>781</text:p>
          </table:table-cell>
          <table:table-cell/>
          <table:table-cell office:value-type="float" office:value="0.000957">
            <text:p>0.00095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2">
            <text:p>782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3">
            <text:p>783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4">
            <text:p>784</text:p>
          </table:table-cell>
          <table:table-cell/>
          <table:table-cell office:value-type="float" office:value="0.000964">
            <text:p>0.00096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5">
            <text:p>785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6">
            <text:p>786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7">
            <text:p>787</text:p>
          </table:table-cell>
          <table:table-cell/>
          <table:table-cell office:value-type="float" office:value="0.000992">
            <text:p>0.0009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8">
            <text:p>788</text:p>
          </table:table-cell>
          <table:table-cell/>
          <table:table-cell office:value-type="float" office:value="0.000898">
            <text:p>0.0008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89">
            <text:p>789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0">
            <text:p>790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1">
            <text:p>791</text:p>
          </table:table-cell>
          <table:table-cell/>
          <table:table-cell office:value-type="float" office:value="0.000977">
            <text:p>0.00097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2">
            <text:p>792</text:p>
          </table:table-cell>
          <table:table-cell/>
          <table:table-cell office:value-type="float" office:value="0.000894">
            <text:p>0.0008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3">
            <text:p>793</text:p>
          </table:table-cell>
          <table:table-cell/>
          <table:table-cell office:value-type="float" office:value="0.001006">
            <text:p>0.0010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4">
            <text:p>794</text:p>
          </table:table-cell>
          <table:table-cell/>
          <table:table-cell office:value-type="float" office:value="0.000959">
            <text:p>0.00095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5">
            <text:p>795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6">
            <text:p>796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7">
            <text:p>797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8">
            <text:p>798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799">
            <text:p>799</text:p>
          </table:table-cell>
          <table:table-cell/>
          <table:table-cell office:value-type="float" office:value="0.001018">
            <text:p>0.0010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0">
            <text:p>800</text:p>
          </table:table-cell>
          <table:table-cell/>
          <table:table-cell office:value-type="float" office:value="0.000969">
            <text:p>0.00096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1">
            <text:p>801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2">
            <text:p>802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3">
            <text:p>803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4">
            <text:p>804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5">
            <text:p>805</text:p>
          </table:table-cell>
          <table:table-cell/>
          <table:table-cell office:value-type="float" office:value="0.001004">
            <text:p>0.00100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6">
            <text:p>806</text:p>
          </table:table-cell>
          <table:table-cell/>
          <table:table-cell office:value-type="float" office:value="0.000981">
            <text:p>0.00098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7">
            <text:p>807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8">
            <text:p>808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09">
            <text:p>809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0">
            <text:p>810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1">
            <text:p>811</text:p>
          </table:table-cell>
          <table:table-cell/>
          <table:table-cell office:value-type="float" office:value="0.001023">
            <text:p>0.0010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2">
            <text:p>812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3">
            <text:p>813</text:p>
          </table:table-cell>
          <table:table-cell/>
          <table:table-cell office:value-type="float" office:value="0.000968">
            <text:p>0.00096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4">
            <text:p>814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5">
            <text:p>815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6">
            <text:p>816</text:p>
          </table:table-cell>
          <table:table-cell/>
          <table:table-cell office:value-type="float" office:value="0.000885">
            <text:p>0.00088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7">
            <text:p>817</text:p>
          </table:table-cell>
          <table:table-cell/>
          <table:table-cell office:value-type="float" office:value="0.000996">
            <text:p>0.0009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8">
            <text:p>818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19">
            <text:p>819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0">
            <text:p>820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1">
            <text:p>821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2">
            <text:p>822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3">
            <text:p>823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4">
            <text:p>824</text:p>
          </table:table-cell>
          <table:table-cell/>
          <table:table-cell office:value-type="float" office:value="0.000966">
            <text:p>0.00096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5">
            <text:p>825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6">
            <text:p>826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7">
            <text:p>827</text:p>
          </table:table-cell>
          <table:table-cell/>
          <table:table-cell office:value-type="float" office:value="0.000953">
            <text:p>0.00095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8">
            <text:p>828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29">
            <text:p>829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0">
            <text:p>830</text:p>
          </table:table-cell>
          <table:table-cell/>
          <table:table-cell office:value-type="float" office:value="0.00097">
            <text:p>0.000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1">
            <text:p>831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2">
            <text:p>832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3">
            <text:p>833</text:p>
          </table:table-cell>
          <table:table-cell/>
          <table:table-cell office:value-type="float" office:value="0.001054">
            <text:p>0.0010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4">
            <text:p>834</text:p>
          </table:table-cell>
          <table:table-cell/>
          <table:table-cell office:value-type="float" office:value="0.000939">
            <text:p>0.00093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5">
            <text:p>835</text:p>
          </table:table-cell>
          <table:table-cell/>
          <table:table-cell office:value-type="float" office:value="0.000964">
            <text:p>0.00096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6">
            <text:p>836</text:p>
          </table:table-cell>
          <table:table-cell/>
          <table:table-cell office:value-type="float" office:value="0.000956">
            <text:p>0.00095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7">
            <text:p>837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8">
            <text:p>838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39">
            <text:p>839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0">
            <text:p>840</text:p>
          </table:table-cell>
          <table:table-cell/>
          <table:table-cell office:value-type="float" office:value="0.000964">
            <text:p>0.00096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1">
            <text:p>841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2">
            <text:p>842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3">
            <text:p>843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4">
            <text:p>844</text:p>
          </table:table-cell>
          <table:table-cell/>
          <table:table-cell office:value-type="float" office:value="0.000959">
            <text:p>0.00095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5">
            <text:p>845</text:p>
          </table:table-cell>
          <table:table-cell/>
          <table:table-cell office:value-type="float" office:value="0.000907">
            <text:p>0.00090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6">
            <text:p>846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7">
            <text:p>847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8">
            <text:p>848</text:p>
          </table:table-cell>
          <table:table-cell/>
          <table:table-cell office:value-type="float" office:value="0.000957">
            <text:p>0.00095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49">
            <text:p>849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0">
            <text:p>850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1">
            <text:p>851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2">
            <text:p>852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3">
            <text:p>853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4">
            <text:p>854</text:p>
          </table:table-cell>
          <table:table-cell/>
          <table:table-cell office:value-type="float" office:value="0.000963">
            <text:p>0.00096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5">
            <text:p>855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6">
            <text:p>856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7">
            <text:p>857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8">
            <text:p>858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59">
            <text:p>859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0">
            <text:p>860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3">
            <text:p>863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4">
            <text:p>864</text:p>
          </table:table-cell>
          <table:table-cell/>
          <table:table-cell office:value-type="float" office:value="0.00098">
            <text:p>0.0009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5">
            <text:p>865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6">
            <text:p>866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7">
            <text:p>867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8">
            <text:p>868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69">
            <text:p>869</text:p>
          </table:table-cell>
          <table:table-cell/>
          <table:table-cell office:value-type="float" office:value="0.001023">
            <text:p>0.0010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1">
            <text:p>871</text:p>
          </table:table-cell>
          <table:table-cell/>
          <table:table-cell office:value-type="float" office:value="0.000902">
            <text:p>0.00090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2">
            <text:p>872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3">
            <text:p>873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4">
            <text:p>874</text:p>
          </table:table-cell>
          <table:table-cell/>
          <table:table-cell office:value-type="float" office:value="0.000936">
            <text:p>0.00093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/>
          <table:table-cell office:value-type="float" office:value="0.000924">
            <text:p>0.00092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7">
            <text:p>877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8">
            <text:p>878</text:p>
          </table:table-cell>
          <table:table-cell/>
          <table:table-cell office:value-type="float" office:value="0.000946">
            <text:p>0.00094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79">
            <text:p>879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0">
            <text:p>880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1">
            <text:p>881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2">
            <text:p>882</text:p>
          </table:table-cell>
          <table:table-cell/>
          <table:table-cell office:value-type="float" office:value="0.000954">
            <text:p>0.0009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3">
            <text:p>883</text:p>
          </table:table-cell>
          <table:table-cell/>
          <table:table-cell office:value-type="float" office:value="0.000948">
            <text:p>0.00094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4">
            <text:p>884</text:p>
          </table:table-cell>
          <table:table-cell/>
          <table:table-cell office:value-type="float" office:value="0.00097">
            <text:p>0.0009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5">
            <text:p>885</text:p>
          </table:table-cell>
          <table:table-cell/>
          <table:table-cell office:value-type="float" office:value="0.000906">
            <text:p>0.00090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6">
            <text:p>886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7">
            <text:p>887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8">
            <text:p>888</text:p>
          </table:table-cell>
          <table:table-cell/>
          <table:table-cell office:value-type="float" office:value="0.000993">
            <text:p>0.0009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89">
            <text:p>889</text:p>
          </table:table-cell>
          <table:table-cell/>
          <table:table-cell office:value-type="float" office:value="0.00094">
            <text:p>0.0009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0">
            <text:p>890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1">
            <text:p>891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2">
            <text:p>892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3">
            <text:p>893</text:p>
          </table:table-cell>
          <table:table-cell/>
          <table:table-cell office:value-type="float" office:value="0.000963">
            <text:p>0.00096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4">
            <text:p>894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5">
            <text:p>895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6">
            <text:p>896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7">
            <text:p>897</text:p>
          </table:table-cell>
          <table:table-cell/>
          <table:table-cell office:value-type="float" office:value="0.000984">
            <text:p>0.00098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8">
            <text:p>898</text:p>
          </table:table-cell>
          <table:table-cell/>
          <table:table-cell office:value-type="float" office:value="0.000976">
            <text:p>0.00097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899">
            <text:p>899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0">
            <text:p>900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1">
            <text:p>901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2">
            <text:p>902</text:p>
          </table:table-cell>
          <table:table-cell/>
          <table:table-cell office:value-type="float" office:value="0.000969">
            <text:p>0.00096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3">
            <text:p>903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4">
            <text:p>904</text:p>
          </table:table-cell>
          <table:table-cell/>
          <table:table-cell office:value-type="float" office:value="0.000946">
            <text:p>0.00094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5">
            <text:p>905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6">
            <text:p>906</text:p>
          </table:table-cell>
          <table:table-cell/>
          <table:table-cell office:value-type="float" office:value="0.000923">
            <text:p>0.00092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7">
            <text:p>907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8">
            <text:p>908</text:p>
          </table:table-cell>
          <table:table-cell/>
          <table:table-cell office:value-type="float" office:value="0.000973">
            <text:p>0.00097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09">
            <text:p>909</text:p>
          </table:table-cell>
          <table:table-cell/>
          <table:table-cell office:value-type="float" office:value="0.000912">
            <text:p>0.00091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0">
            <text:p>910</text:p>
          </table:table-cell>
          <table:table-cell/>
          <table:table-cell office:value-type="float" office:value="0.000926">
            <text:p>0.00092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1">
            <text:p>911</text:p>
          </table:table-cell>
          <table:table-cell/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2">
            <text:p>912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3">
            <text:p>913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4">
            <text:p>914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5">
            <text:p>915</text:p>
          </table:table-cell>
          <table:table-cell/>
          <table:table-cell office:value-type="float" office:value="0.000892">
            <text:p>0.0008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6">
            <text:p>916</text:p>
          </table:table-cell>
          <table:table-cell/>
          <table:table-cell office:value-type="float" office:value="0.000917">
            <text:p>0.00091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7">
            <text:p>917</text:p>
          </table:table-cell>
          <table:table-cell/>
          <table:table-cell office:value-type="float" office:value="0.001009">
            <text:p>0.00100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8">
            <text:p>918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19">
            <text:p>919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0">
            <text:p>920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1">
            <text:p>921</text:p>
          </table:table-cell>
          <table:table-cell/>
          <table:table-cell office:value-type="float" office:value="0.000895">
            <text:p>0.0008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2">
            <text:p>922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3">
            <text:p>923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4">
            <text:p>924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5">
            <text:p>925</text:p>
          </table:table-cell>
          <table:table-cell/>
          <table:table-cell office:value-type="float" office:value="0.00096">
            <text:p>0.000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6">
            <text:p>926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7">
            <text:p>927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8">
            <text:p>928</text:p>
          </table:table-cell>
          <table:table-cell/>
          <table:table-cell office:value-type="float" office:value="0.000918">
            <text:p>0.00091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29">
            <text:p>929</text:p>
          </table:table-cell>
          <table:table-cell/>
          <table:table-cell office:value-type="float" office:value="0.001191">
            <text:p>0.0011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0">
            <text:p>930</text:p>
          </table:table-cell>
          <table:table-cell/>
          <table:table-cell office:value-type="float" office:value="0.001027">
            <text:p>0.0010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1">
            <text:p>931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2">
            <text:p>932</text:p>
          </table:table-cell>
          <table:table-cell/>
          <table:table-cell office:value-type="float" office:value="0.001054">
            <text:p>0.00105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3">
            <text:p>933</text:p>
          </table:table-cell>
          <table:table-cell/>
          <table:table-cell office:value-type="float" office:value="0.000903">
            <text:p>0.00090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5">
            <text:p>935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6">
            <text:p>936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7">
            <text:p>937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8">
            <text:p>938</text:p>
          </table:table-cell>
          <table:table-cell/>
          <table:table-cell office:value-type="float" office:value="0.000938">
            <text:p>0.00093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39">
            <text:p>939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0">
            <text:p>940</text:p>
          </table:table-cell>
          <table:table-cell/>
          <table:table-cell office:value-type="float" office:value="0.000921">
            <text:p>0.00092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1">
            <text:p>941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2">
            <text:p>942</text:p>
          </table:table-cell>
          <table:table-cell/>
          <table:table-cell office:value-type="float" office:value="0.000905">
            <text:p>0.00090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3">
            <text:p>943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4">
            <text:p>944</text:p>
          </table:table-cell>
          <table:table-cell/>
          <table:table-cell office:value-type="float" office:value="0.000957">
            <text:p>0.00095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5">
            <text:p>945</text:p>
          </table:table-cell>
          <table:table-cell/>
          <table:table-cell office:value-type="float" office:value="0.000896">
            <text:p>0.0008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6">
            <text:p>946</text:p>
          </table:table-cell>
          <table:table-cell/>
          <table:table-cell office:value-type="float" office:value="0.000995">
            <text:p>0.00099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7">
            <text:p>947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8">
            <text:p>948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49">
            <text:p>949</text:p>
          </table:table-cell>
          <table:table-cell/>
          <table:table-cell office:value-type="float" office:value="0.00093">
            <text:p>0.0009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0">
            <text:p>950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1">
            <text:p>951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2">
            <text:p>952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3">
            <text:p>953</text:p>
          </table:table-cell>
          <table:table-cell/>
          <table:table-cell office:value-type="float" office:value="0.000945">
            <text:p>0.00094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4">
            <text:p>954</text:p>
          </table:table-cell>
          <table:table-cell/>
          <table:table-cell office:value-type="float" office:value="0.000972">
            <text:p>0.00097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5">
            <text:p>955</text:p>
          </table:table-cell>
          <table:table-cell/>
          <table:table-cell office:value-type="float" office:value="0.000884">
            <text:p>0.00088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6">
            <text:p>956</text:p>
          </table:table-cell>
          <table:table-cell/>
          <table:table-cell office:value-type="float" office:value="0.00101">
            <text:p>0.0010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7">
            <text:p>957</text:p>
          </table:table-cell>
          <table:table-cell/>
          <table:table-cell office:value-type="float" office:value="0.000973">
            <text:p>0.00097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8">
            <text:p>958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59">
            <text:p>959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0">
            <text:p>960</text:p>
          </table:table-cell>
          <table:table-cell/>
          <table:table-cell office:value-type="float" office:value="0.000934">
            <text:p>0.00093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1">
            <text:p>961</text:p>
          </table:table-cell>
          <table:table-cell/>
          <table:table-cell office:value-type="float" office:value="0.00091">
            <text:p>0.000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2">
            <text:p>962</text:p>
          </table:table-cell>
          <table:table-cell/>
          <table:table-cell office:value-type="float" office:value="0.000941">
            <text:p>0.00094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3">
            <text:p>963</text:p>
          </table:table-cell>
          <table:table-cell/>
          <table:table-cell office:value-type="float" office:value="0.000903">
            <text:p>0.00090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4">
            <text:p>964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5">
            <text:p>965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6">
            <text:p>966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7">
            <text:p>967</text:p>
          </table:table-cell>
          <table:table-cell/>
          <table:table-cell office:value-type="float" office:value="0.000951">
            <text:p>0.00095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8">
            <text:p>968</text:p>
          </table:table-cell>
          <table:table-cell/>
          <table:table-cell office:value-type="float" office:value="0.000987">
            <text:p>0.00098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69">
            <text:p>969</text:p>
          </table:table-cell>
          <table:table-cell/>
          <table:table-cell office:value-type="float" office:value="0.000949">
            <text:p>0.00094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0">
            <text:p>970</text:p>
          </table:table-cell>
          <table:table-cell/>
          <table:table-cell office:value-type="float" office:value="0.000916">
            <text:p>0.00091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1">
            <text:p>971</text:p>
          </table:table-cell>
          <table:table-cell/>
          <table:table-cell office:value-type="float" office:value="0.000935">
            <text:p>0.00093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2">
            <text:p>972</text:p>
          </table:table-cell>
          <table:table-cell/>
          <table:table-cell office:value-type="float" office:value="0.000915">
            <text:p>0.000915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3">
            <text:p>973</text:p>
          </table:table-cell>
          <table:table-cell/>
          <table:table-cell office:value-type="float" office:value="0.000933">
            <text:p>0.00093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4">
            <text:p>974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5">
            <text:p>975</text:p>
          </table:table-cell>
          <table:table-cell/>
          <table:table-cell office:value-type="float" office:value="0.000922">
            <text:p>0.00092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6">
            <text:p>976</text:p>
          </table:table-cell>
          <table:table-cell/>
          <table:table-cell office:value-type="float" office:value="0.000913">
            <text:p>0.0009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7">
            <text:p>977</text:p>
          </table:table-cell>
          <table:table-cell/>
          <table:table-cell office:value-type="float" office:value="0.000932">
            <text:p>0.00093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8">
            <text:p>978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79">
            <text:p>979</text:p>
          </table:table-cell>
          <table:table-cell/>
          <table:table-cell office:value-type="float" office:value="0.00092">
            <text:p>0.00092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0">
            <text:p>980</text:p>
          </table:table-cell>
          <table:table-cell/>
          <table:table-cell office:value-type="float" office:value="0.000964">
            <text:p>0.00096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1">
            <text:p>981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2">
            <text:p>982</text:p>
          </table:table-cell>
          <table:table-cell/>
          <table:table-cell office:value-type="float" office:value="0.00091">
            <text:p>0.0009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3">
            <text:p>983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4">
            <text:p>984</text:p>
          </table:table-cell>
          <table:table-cell/>
          <table:table-cell office:value-type="float" office:value="0.000937">
            <text:p>0.00093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5">
            <text:p>985</text:p>
          </table:table-cell>
          <table:table-cell/>
          <table:table-cell office:value-type="float" office:value="0.000974">
            <text:p>0.00097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6">
            <text:p>986</text:p>
          </table:table-cell>
          <table:table-cell/>
          <table:table-cell office:value-type="float" office:value="0.000931">
            <text:p>0.00093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7">
            <text:p>987</text:p>
          </table:table-cell>
          <table:table-cell/>
          <table:table-cell office:value-type="float" office:value="0.000958">
            <text:p>0.00095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8">
            <text:p>988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89">
            <text:p>989</text:p>
          </table:table-cell>
          <table:table-cell/>
          <table:table-cell office:value-type="float" office:value="0.000971">
            <text:p>0.000971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0">
            <text:p>990</text:p>
          </table:table-cell>
          <table:table-cell/>
          <table:table-cell office:value-type="float" office:value="0.000888">
            <text:p>0.00088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1">
            <text:p>991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2">
            <text:p>992</text:p>
          </table:table-cell>
          <table:table-cell/>
          <table:table-cell office:value-type="float" office:value="0.000927">
            <text:p>0.000927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3">
            <text:p>993</text:p>
          </table:table-cell>
          <table:table-cell/>
          <table:table-cell office:value-type="float" office:value="0.000968">
            <text:p>0.00096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4">
            <text:p>994</text:p>
          </table:table-cell>
          <table:table-cell/>
          <table:table-cell office:value-type="float" office:value="0.000928">
            <text:p>0.000928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5">
            <text:p>995</text:p>
          </table:table-cell>
          <table:table-cell/>
          <table:table-cell office:value-type="float" office:value="0.00096">
            <text:p>0.00096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6">
            <text:p>996</text:p>
          </table:table-cell>
          <table:table-cell/>
          <table:table-cell office:value-type="float" office:value="0.000919">
            <text:p>0.00091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7">
            <text:p>997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8">
            <text:p>998</text:p>
          </table:table-cell>
          <table:table-cell/>
          <table:table-cell office:value-type="float" office:value="0.000929">
            <text:p>0.000929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999">
            <text:p>999</text:p>
          </table:table-cell>
          <table:table-cell/>
          <table:table-cell office:value-type="float" office:value="0.001013">
            <text:p>0.001013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0.000914">
            <text:p>0.000914</text:p>
          </table:table-cell>
          <table:table-cell office:value-type="float" office:value="0.000938">
            <text:p>0.000938</text:p>
          </table:table-cell>
          <table:table-cell office:value-type="float" office:value="0.000469">
            <text:p>0.000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6:30:41</meta:creation-date>
    <meta:generator>LibreOffice/4.0.3.3$Linux_x86 LibreOffice_project/400m0$Build-3</meta:generator>
    <dc:date>2013-12-05T17:12:17</dc:date>
    <meta:editing-duration>PT27S</meta:editing-duration>
    <meta:editing-cycles>2</meta:editing-cycles>
    <meta:document-statistic meta:table-count="1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79cm" svg:height="12.432cm" xlink:href=".." xlink:type="simple" chart:class="chart:scatter" chart:column-mapping="1 2 0" chart:style-name="ch1">
        <chart:title svg:x="9.465cm" svg:y="0.383cm" chart:style-name="ch2">
          <text:p>Latencia</text:p>
        </chart:title>
        <chart:legend chart:legend-position="end" svg:x="16.419cm" svg:y="5.425cm" style:legend-expansion="high" chart:style-name="ch3"/>
        <chart:plot-area chart:style-name="ch4" table:cell-range-address="Sheet1.B3:Sheet1.B1002 Sheet1.D1:Sheet1.F1 Sheet1.D3:Sheet1.F1002" chart:data-source-has-labels="both" svg:x="1.425cm" svg:y="1.928cm" svg:width="14.16cm" svg:height="9.278cm">
          <chartooo:coordinate-region svg:x="2.697cm" svg:y="2.126cm" svg:width="12.52cm" svg:height="8.437cm"/>
          <chart:axis chart:dimension="x" chart:name="primary-x" chart:style-name="ch5" chartooo:axis-type="auto">
            <chart:title svg:x="8.055cm" svg:y="11.455cm" chart:style-name="ch6">
              <text:p>Reps</text:p>
            </chart:title>
            <chart:categories table:cell-range-address="Sheet1.B3:Sheet1.B1002"/>
          </chart:axis>
          <chart:axis chart:dimension="y" chart:name="primary-y" chart:style-name="ch7">
            <chart:title svg:x="0.451cm" svg:y="7.227cm" chart:style-name="ch8">
              <text:p>Time (s)</text:p>
            </chart:title>
            <chart:grid chart:style-name="ch9" chart:class="major"/>
          </chart:axis>
          <chart:series chart:style-name="ch10" chart:values-cell-range-address="Sheet1.E3:Sheet1.E1002" chart:label-cell-address="Sheet1.E1:Sheet1.E1" chart:class="chart:scatter">
            <chart:domain table:cell-range-address="Sheet1.B3:Sheet1.B1002"/>
            <chart:data-point chart:repeated="1000"/>
          </chart:series>
          <chart:series chart:style-name="ch11" chart:values-cell-range-address="Sheet1.F3:Sheet1.F1002" chart:label-cell-address="Sheet1.F1:Sheet1.F1" chart:class="chart:scatter">
            <chart:data-point chart:repeated="1000"/>
          </chart:series>
          <chart:series chart:style-name="ch12" chart:values-cell-range-address="Sheet1.D3:Sheet1.D1002" chart:label-cell-address="Sheet1.D1:Sheet1.D1" chart:class="chart:scatter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round trip time</text:p>
                <draw:g>
                  <svg:desc>Sheet1.E1:Sheet1.E1</svg:desc>
                </draw:g>
              </table:table-cell>
              <table:table-cell office:value-type="string">
                <text:p>Avg one way latency</text:p>
                <draw:g>
                  <svg:desc>Sheet1.F1:Sheet1.F1</svg:desc>
                </draw:g>
              </table:table-cell>
              <table:table-cell office:value-type="string">
                <text:p>Latency 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1002</svg:desc>
                </draw:g>
              </table:table-cell>
              <table:table-cell office:value-type="float" office:value="1">
                <text:p>1</text:p>
                <draw:g>
                  <svg:desc>Sheet1.B3:Sheet1.B1002</svg:desc>
                </draw:g>
              </table:table-cell>
              <table:table-cell office:value-type="float" office:value="0.000938">
                <text:p>0.000938</text:p>
                <draw:g>
                  <svg:desc>Sheet1.E3:Sheet1.E1002</svg:desc>
                </draw:g>
              </table:table-cell>
              <table:table-cell office:value-type="float" office:value="0.000469">
                <text:p>0.000469</text:p>
                <draw:g>
                  <svg:desc>Sheet1.F3:Sheet1.F1002</svg:desc>
                </draw:g>
              </table:table-cell>
              <table:table-cell office:value-type="float" office:value="0.00141">
                <text:p>0.00141</text:p>
                <draw:g>
                  <svg:desc>Sheet1.D3:Sheet1.D10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6">
                <text:p>0.0010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5">
                <text:p>0.00096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9">
                <text:p>0.00097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9">
                <text:p>0.00087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145">
                <text:p>0.0011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1">
                <text:p>0.00102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9">
                <text:p>0.00100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3">
                <text:p>0.00088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64">
                <text:p>0.0010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3">
                <text:p>0.0008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3">
                <text:p>0.00100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7">
                <text:p>0.00100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2">
                <text:p>0.00097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9">
                <text:p>0.00097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03">
                <text:p>5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505">
                <text:p>5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7">
                <text:p>0.00089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507">
                <text:p>5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508">
                <text:p>5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14">
                <text:p>5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515">
                <text:p>5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516">
                <text:p>5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17">
                <text:p>5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18">
                <text:p>5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24">
                <text:p>5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525">
                <text:p>5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26">
                <text:p>5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7">
                <text:p>5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28">
                <text:p>5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35">
                <text:p>5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536">
                <text:p>5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37">
                <text:p>5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44">
                <text:p>5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45">
                <text:p>5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46">
                <text:p>5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47">
                <text:p>5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48">
                <text:p>5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54">
                <text:p>5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555">
                <text:p>5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557">
                <text:p>5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558">
                <text:p>5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563">
                <text:p>5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64">
                <text:p>5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65">
                <text:p>5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567">
                <text:p>5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68">
                <text:p>5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573">
                <text:p>5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74">
                <text:p>5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575">
                <text:p>5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577">
                <text:p>5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578">
                <text:p>5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83">
                <text:p>5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84">
                <text:p>5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585">
                <text:p>5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586">
                <text:p>5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587">
                <text:p>5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588">
                <text:p>5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593">
                <text:p>5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594">
                <text:p>5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95">
                <text:p>5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596">
                <text:p>5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597">
                <text:p>5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98">
                <text:p>5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603">
                <text:p>6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604">
                <text:p>6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05">
                <text:p>6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06">
                <text:p>6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607">
                <text:p>6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608">
                <text:p>6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613">
                <text:p>6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614">
                <text:p>6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15">
                <text:p>6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616">
                <text:p>6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617">
                <text:p>6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618">
                <text:p>6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623">
                <text:p>6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624">
                <text:p>6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625">
                <text:p>6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626">
                <text:p>6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627">
                <text:p>6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628">
                <text:p>6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633">
                <text:p>6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34">
                <text:p>6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635">
                <text:p>6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636">
                <text:p>6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637">
                <text:p>6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38">
                <text:p>6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643">
                <text:p>6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645">
                <text:p>6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646">
                <text:p>6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647">
                <text:p>6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648">
                <text:p>6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653">
                <text:p>6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654">
                <text:p>6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655">
                <text:p>6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657">
                <text:p>6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658">
                <text:p>6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663">
                <text:p>6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64">
                <text:p>6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665">
                <text:p>6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666">
                <text:p>6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667">
                <text:p>6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668">
                <text:p>6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674">
                <text:p>6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75">
                <text:p>6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676">
                <text:p>6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8">
                <text:p>0.000868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677">
                <text:p>6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678">
                <text:p>6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84">
                <text:p>6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685">
                <text:p>6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686">
                <text:p>6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687">
                <text:p>6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36">
                <text:p>0.00103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695">
                <text:p>6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7">
                <text:p>0.00086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704">
                <text:p>7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705">
                <text:p>7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706">
                <text:p>7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707">
                <text:p>7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708">
                <text:p>7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714">
                <text:p>7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715">
                <text:p>7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716">
                <text:p>7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717">
                <text:p>7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718">
                <text:p>7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724">
                <text:p>7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725">
                <text:p>7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726">
                <text:p>7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727">
                <text:p>7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728">
                <text:p>7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733">
                <text:p>7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734">
                <text:p>7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735">
                <text:p>7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736">
                <text:p>7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737">
                <text:p>7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738">
                <text:p>7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3">
                <text:p>0.00089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744">
                <text:p>7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745">
                <text:p>7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746">
                <text:p>7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747">
                <text:p>7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748">
                <text:p>7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754">
                <text:p>7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755">
                <text:p>7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756">
                <text:p>7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757">
                <text:p>7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758">
                <text:p>7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763">
                <text:p>7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764">
                <text:p>7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765">
                <text:p>7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766">
                <text:p>7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767">
                <text:p>7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68">
                <text:p>7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773">
                <text:p>7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774">
                <text:p>7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775">
                <text:p>7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776">
                <text:p>7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777">
                <text:p>7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778">
                <text:p>7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783">
                <text:p>7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784">
                <text:p>7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785">
                <text:p>7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786">
                <text:p>7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787">
                <text:p>7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793">
                <text:p>7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794">
                <text:p>7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795">
                <text:p>7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796">
                <text:p>7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797">
                <text:p>7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798">
                <text:p>7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803">
                <text:p>8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804">
                <text:p>8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805">
                <text:p>8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806">
                <text:p>8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807">
                <text:p>8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808">
                <text:p>8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813">
                <text:p>8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814">
                <text:p>8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815">
                <text:p>8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816">
                <text:p>8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817">
                <text:p>8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818">
                <text:p>8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823">
                <text:p>8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824">
                <text:p>8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825">
                <text:p>8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826">
                <text:p>8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827">
                <text:p>8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828">
                <text:p>8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833">
                <text:p>8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834">
                <text:p>8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835">
                <text:p>8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836">
                <text:p>8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837">
                <text:p>8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838">
                <text:p>8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843">
                <text:p>8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844">
                <text:p>8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846">
                <text:p>8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847">
                <text:p>8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853">
                <text:p>8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854">
                <text:p>8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855">
                <text:p>8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856">
                <text:p>8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857">
                <text:p>8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858">
                <text:p>8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863">
                <text:p>8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864">
                <text:p>8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865">
                <text:p>8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866">
                <text:p>8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867">
                <text:p>8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868">
                <text:p>8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873">
                <text:p>8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874">
                <text:p>8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875">
                <text:p>8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876">
                <text:p>8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877">
                <text:p>8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883">
                <text:p>8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885">
                <text:p>8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886">
                <text:p>8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88">
                <text:p>8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893">
                <text:p>8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894">
                <text:p>8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895">
                <text:p>8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896">
                <text:p>8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897">
                <text:p>8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898">
                <text:p>8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901">
                <text:p>9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903">
                <text:p>9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904">
                <text:p>9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905">
                <text:p>9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906">
                <text:p>9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907">
                <text:p>9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8">
                <text:p>9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911">
                <text:p>9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913">
                <text:p>9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914">
                <text:p>9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915">
                <text:p>9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916">
                <text:p>9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917">
                <text:p>9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9">
                <text:p>0.001009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918">
                <text:p>9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923">
                <text:p>9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924">
                <text:p>9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925">
                <text:p>9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926">
                <text:p>9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927">
                <text:p>9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928">
                <text:p>9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7">
                <text:p>0.001027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933">
                <text:p>9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935">
                <text:p>9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936">
                <text:p>9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938">
                <text:p>9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941">
                <text:p>9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943">
                <text:p>9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944">
                <text:p>9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945">
                <text:p>9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946">
                <text:p>9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947">
                <text:p>9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948">
                <text:p>9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951">
                <text:p>9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953">
                <text:p>9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954">
                <text:p>9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2">
                <text:p>0.000972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955">
                <text:p>9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956">
                <text:p>9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957">
                <text:p>9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958">
                <text:p>9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961">
                <text:p>9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963">
                <text:p>9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964">
                <text:p>9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965">
                <text:p>9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966">
                <text:p>9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967">
                <text:p>9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968">
                <text:p>9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971">
                <text:p>9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973">
                <text:p>9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974">
                <text:p>9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975">
                <text:p>9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976">
                <text:p>9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977">
                <text:p>9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978">
                <text:p>9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984">
                <text:p>9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985">
                <text:p>9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986">
                <text:p>9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987">
                <text:p>9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988">
                <text:p>9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994">
                <text:p>9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995">
                <text:p>9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996">
                <text:p>9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998">
                <text:p>9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79cm" svg:height="12.432cm" xlink:href=".." xlink:type="simple" chart:class="chart:scatter" chart:column-mapping="1 2 0" chart:style-name="ch1">
        <chart:title svg:x="9.465cm" svg:y="0.383cm" chart:style-name="ch2">
          <text:p>Latencia</text:p>
        </chart:title>
        <chart:legend chart:legend-position="end" svg:x="16.419cm" svg:y="5.425cm" style:legend-expansion="high" chart:style-name="ch3"/>
        <chart:plot-area chart:style-name="ch4" table:cell-range-address="Sheet1.B3:Sheet1.B1002 Sheet1.D1:Sheet1.F1 Sheet1.D3:Sheet1.F1002" chart:data-source-has-labels="both" svg:x="1.425cm" svg:y="1.928cm" svg:width="14.16cm" svg:height="9.278cm">
          <chartooo:coordinate-region svg:x="2.697cm" svg:y="2.126cm" svg:width="12.52cm" svg:height="8.437cm"/>
          <chart:axis chart:dimension="x" chart:name="primary-x" chart:style-name="ch5" chartooo:axis-type="auto">
            <chart:title svg:x="8.055cm" svg:y="11.455cm" chart:style-name="ch6">
              <text:p>Reps</text:p>
            </chart:title>
            <chart:categories table:cell-range-address="Sheet1.B3:Sheet1.B1002"/>
          </chart:axis>
          <chart:axis chart:dimension="y" chart:name="primary-y" chart:style-name="ch7">
            <chart:title svg:x="0.451cm" svg:y="7.227cm" chart:style-name="ch8">
              <text:p>Time (s)</text:p>
            </chart:title>
            <chart:grid chart:style-name="ch9" chart:class="major"/>
          </chart:axis>
          <chart:series chart:style-name="ch10" chart:values-cell-range-address="Sheet1.E3:Sheet1.E1002" chart:label-cell-address="Sheet1.E1:Sheet1.E1" chart:class="chart:scatter">
            <chart:domain table:cell-range-address="Sheet1.B3:Sheet1.B1002"/>
            <chart:data-point chart:repeated="1000"/>
          </chart:series>
          <chart:series chart:style-name="ch11" chart:values-cell-range-address="Sheet1.F3:Sheet1.F1002" chart:label-cell-address="Sheet1.F1:Sheet1.F1" chart:class="chart:scatter">
            <chart:data-point chart:repeated="1000"/>
          </chart:series>
          <chart:series chart:style-name="ch12" chart:values-cell-range-address="Sheet1.D3:Sheet1.D1002" chart:label-cell-address="Sheet1.D1:Sheet1.D1" chart:class="chart:scatter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round trip time</text:p>
                <draw:g>
                  <svg:desc>Sheet1.E1:Sheet1.E1</svg:desc>
                </draw:g>
              </table:table-cell>
              <table:table-cell office:value-type="string">
                <text:p>Avg one way latency</text:p>
                <draw:g>
                  <svg:desc>Sheet1.F1:Sheet1.F1</svg:desc>
                </draw:g>
              </table:table-cell>
              <table:table-cell office:value-type="string">
                <text:p>Latency 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1002</svg:desc>
                </draw:g>
              </table:table-cell>
              <table:table-cell office:value-type="float" office:value="1">
                <text:p>1</text:p>
                <draw:g>
                  <svg:desc>Sheet1.B3:Sheet1.B1002</svg:desc>
                </draw:g>
              </table:table-cell>
              <table:table-cell office:value-type="float" office:value="0.000938">
                <text:p>0.000938</text:p>
                <draw:g>
                  <svg:desc>Sheet1.E3:Sheet1.E1002</svg:desc>
                </draw:g>
              </table:table-cell>
              <table:table-cell office:value-type="float" office:value="0.000469">
                <text:p>0.000469</text:p>
                <draw:g>
                  <svg:desc>Sheet1.F3:Sheet1.F1002</svg:desc>
                </draw:g>
              </table:table-cell>
              <table:table-cell office:value-type="float" office:value="0.00141">
                <text:p>0.00141</text:p>
                <draw:g>
                  <svg:desc>Sheet1.D3:Sheet1.D10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6">
                <text:p>0.0010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5">
                <text:p>0.00096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9">
                <text:p>0.00097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9">
                <text:p>0.00087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145">
                <text:p>0.0011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1">
                <text:p>0.00102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9">
                <text:p>0.00100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3">
                <text:p>0.00088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64">
                <text:p>0.0010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3">
                <text:p>0.0008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4">
                <text:p>0.00101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3">
                <text:p>0.00100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7">
                <text:p>0.00100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2">
                <text:p>0.00097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9">
                <text:p>0.00097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03">
                <text:p>5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505">
                <text:p>5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7">
                <text:p>0.00089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507">
                <text:p>5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508">
                <text:p>5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14">
                <text:p>5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515">
                <text:p>5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516">
                <text:p>5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17">
                <text:p>5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18">
                <text:p>5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24">
                <text:p>5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525">
                <text:p>5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26">
                <text:p>5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7">
                <text:p>5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28">
                <text:p>5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35">
                <text:p>5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536">
                <text:p>5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37">
                <text:p>5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44">
                <text:p>5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45">
                <text:p>5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46">
                <text:p>5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47">
                <text:p>5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48">
                <text:p>5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54">
                <text:p>5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555">
                <text:p>5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557">
                <text:p>5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558">
                <text:p>5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563">
                <text:p>5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64">
                <text:p>5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65">
                <text:p>5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567">
                <text:p>5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68">
                <text:p>5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573">
                <text:p>5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74">
                <text:p>5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575">
                <text:p>5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577">
                <text:p>5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578">
                <text:p>5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83">
                <text:p>5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84">
                <text:p>5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585">
                <text:p>5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586">
                <text:p>5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587">
                <text:p>5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588">
                <text:p>5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593">
                <text:p>5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594">
                <text:p>5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95">
                <text:p>5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596">
                <text:p>5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597">
                <text:p>5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98">
                <text:p>5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603">
                <text:p>6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604">
                <text:p>6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05">
                <text:p>6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06">
                <text:p>6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607">
                <text:p>6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608">
                <text:p>6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613">
                <text:p>6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614">
                <text:p>6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15">
                <text:p>6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616">
                <text:p>6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617">
                <text:p>6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618">
                <text:p>6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623">
                <text:p>6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624">
                <text:p>6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625">
                <text:p>6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626">
                <text:p>6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627">
                <text:p>6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628">
                <text:p>6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633">
                <text:p>6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34">
                <text:p>6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635">
                <text:p>6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636">
                <text:p>6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637">
                <text:p>6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38">
                <text:p>6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643">
                <text:p>6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645">
                <text:p>6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646">
                <text:p>6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647">
                <text:p>6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648">
                <text:p>6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653">
                <text:p>6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654">
                <text:p>6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655">
                <text:p>6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657">
                <text:p>6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658">
                <text:p>6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663">
                <text:p>6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64">
                <text:p>6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665">
                <text:p>6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666">
                <text:p>6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667">
                <text:p>6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668">
                <text:p>6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674">
                <text:p>6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75">
                <text:p>6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676">
                <text:p>6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8">
                <text:p>0.000868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677">
                <text:p>6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678">
                <text:p>6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84">
                <text:p>6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685">
                <text:p>6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686">
                <text:p>6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687">
                <text:p>6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36">
                <text:p>0.00103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695">
                <text:p>6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67">
                <text:p>0.00086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704">
                <text:p>7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705">
                <text:p>7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706">
                <text:p>7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707">
                <text:p>7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708">
                <text:p>7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714">
                <text:p>7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715">
                <text:p>7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716">
                <text:p>7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717">
                <text:p>7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718">
                <text:p>7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724">
                <text:p>7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725">
                <text:p>7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726">
                <text:p>7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727">
                <text:p>7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728">
                <text:p>7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733">
                <text:p>7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734">
                <text:p>7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735">
                <text:p>7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736">
                <text:p>7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737">
                <text:p>7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738">
                <text:p>7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3">
                <text:p>0.00089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744">
                <text:p>7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745">
                <text:p>7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746">
                <text:p>7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747">
                <text:p>7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748">
                <text:p>7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754">
                <text:p>7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755">
                <text:p>7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756">
                <text:p>7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757">
                <text:p>7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758">
                <text:p>7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763">
                <text:p>7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764">
                <text:p>7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765">
                <text:p>7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766">
                <text:p>7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767">
                <text:p>7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68">
                <text:p>7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773">
                <text:p>7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774">
                <text:p>7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775">
                <text:p>7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776">
                <text:p>7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777">
                <text:p>7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778">
                <text:p>7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783">
                <text:p>7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784">
                <text:p>7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785">
                <text:p>7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786">
                <text:p>7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787">
                <text:p>7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4">
                <text:p>0.000894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793">
                <text:p>7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794">
                <text:p>7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795">
                <text:p>7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796">
                <text:p>7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797">
                <text:p>7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798">
                <text:p>7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803">
                <text:p>8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804">
                <text:p>8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805">
                <text:p>8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806">
                <text:p>8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807">
                <text:p>8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808">
                <text:p>8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813">
                <text:p>8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814">
                <text:p>8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815">
                <text:p>8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816">
                <text:p>8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817">
                <text:p>8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818">
                <text:p>8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823">
                <text:p>8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824">
                <text:p>8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825">
                <text:p>8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826">
                <text:p>8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827">
                <text:p>8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828">
                <text:p>8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833">
                <text:p>8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834">
                <text:p>8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9">
                <text:p>0.000939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835">
                <text:p>8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836">
                <text:p>8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837">
                <text:p>8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838">
                <text:p>8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843">
                <text:p>8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844">
                <text:p>8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846">
                <text:p>8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847">
                <text:p>8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853">
                <text:p>8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854">
                <text:p>8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855">
                <text:p>8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856">
                <text:p>8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857">
                <text:p>8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858">
                <text:p>8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863">
                <text:p>8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864">
                <text:p>8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865">
                <text:p>8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866">
                <text:p>8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867">
                <text:p>8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868">
                <text:p>8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873">
                <text:p>8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874">
                <text:p>8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875">
                <text:p>8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876">
                <text:p>8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877">
                <text:p>8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883">
                <text:p>8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8">
                <text:p>0.000948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885">
                <text:p>8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886">
                <text:p>8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88">
                <text:p>8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893">
                <text:p>8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894">
                <text:p>8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895">
                <text:p>8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896">
                <text:p>8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897">
                <text:p>8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898">
                <text:p>8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901">
                <text:p>90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903">
                <text:p>90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904">
                <text:p>90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905">
                <text:p>90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906">
                <text:p>90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907">
                <text:p>90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8">
                <text:p>90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911">
                <text:p>91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913">
                <text:p>91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914">
                <text:p>91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915">
                <text:p>91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916">
                <text:p>91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917">
                <text:p>91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09">
                <text:p>0.001009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918">
                <text:p>91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923">
                <text:p>92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924">
                <text:p>92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925">
                <text:p>92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926">
                <text:p>92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927">
                <text:p>92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928">
                <text:p>92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27">
                <text:p>0.001027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933">
                <text:p>93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935">
                <text:p>93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936">
                <text:p>93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938">
                <text:p>93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941">
                <text:p>94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943">
                <text:p>94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944">
                <text:p>94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945">
                <text:p>94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946">
                <text:p>94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947">
                <text:p>94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948">
                <text:p>94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951">
                <text:p>95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953">
                <text:p>95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954">
                <text:p>95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2">
                <text:p>0.000972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955">
                <text:p>95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956">
                <text:p>9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957">
                <text:p>95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958">
                <text:p>95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961">
                <text:p>9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963">
                <text:p>96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964">
                <text:p>96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965">
                <text:p>96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966">
                <text:p>96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967">
                <text:p>96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968">
                <text:p>96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971">
                <text:p>97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973">
                <text:p>97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974">
                <text:p>97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975">
                <text:p>97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976">
                <text:p>97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977">
                <text:p>97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978">
                <text:p>97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984">
                <text:p>98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985">
                <text:p>98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986">
                <text:p>98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987">
                <text:p>98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988">
                <text:p>98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994">
                <text:p>994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995">
                <text:p>995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996">
                <text:p>996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998">
                <text:p>998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938">
                <text:p>0.00093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914">
                <text:p>0.000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